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7.615cm" fo:margin-right="0cm" fo:text-align="start" style:justify-single-word="false" fo:text-indent="0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7.615cm" fo:margin-right="0cm" fo:text-align="start" style:justify-single-word="false" fo:text-indent="0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0" style:family="paragraph" style:parent-style-name="Standard" style:master-page-name="">
      <style:paragraph-properties fo:margin-left="7.615cm" fo:margin-right="0cm" fo:text-align="start" style:justify-single-word="false" fo:text-indent="0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Клёнин Егор, Яговдик <text:span text:style-name="T3">Андрей</text:span></text:p>
      <text:p text:style-name="P6">3 курс, ФТФ-ФПД</text:p>
      <text:p text:style-name="P1"/>
      <text:p text:style-name="P1">Лабораторная работа <text:span text:style-name="T3">№6</text:span></text:p>
      <text:p text:style-name="P3">Эффект Рамзауэра</text:p>
      <text:p text:style-name="P2"/>
      <text:list xml:id="list94464690372871628" text:style-name="L1">
        <text:list-item>
          <text:p text:style-name="P11"><text:span text:style-name="T2">Цель работы:</text:span><text:span text:style-name="T1"> экспериментальное наблюдение эффекта Рамзауэра в ксеноне; определение критических значений энергии электронов, соответствующих минимуму и максимуму прозрачности ксенона; изучение квантовой природы эффекта Рамзауэра; нахождение глубины и ширины потенциальной ямы, моделирующей взаимодействие электрона с атомом ксенона; определение потенциала ионизации атома ксенона.</text:span></text:p>
        </text:list-item>
      </text:list>
      <text:p text:style-name="P5"/>
      <text:list xml:id="list31240199" text:continue-numbering="true" text:style-name="L1">
        <text:list-item>
          <text:p text:style-name="P12">Измерения, графики, расчеты:</text:p>
        </text:list-item>
      </text:list>
      <text:p text:style-name="P7"/>
      <text:p text:style-name="P10"><draw:frame draw:style-name="fr1" draw:name="Объект1" text:anchor-type="paragraph" svg:width="5.285cm" svg:height="19.468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Объект2" text:anchor-type="paragraph" svg:x="7.726cm" svg:width="10.366cm" svg:height="1.905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<draw:frame draw:style-name="fr3" draw:name="Объект3" text:anchor-type="paragraph" svg:x="7.696cm" svg:y="0cm" svg:width="9.036cm" svg:height="8.306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9"><draw:frame draw:style-name="fr4" draw:name="Объект4" text:anchor-type="as-char" svg:y="-0.656cm" svg:width="5.757cm" svg:height="1.138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8"/>
      <text:list xml:id="list3124138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2">Вывод: </text:p>
                    </text:list-item>
                  </text:list>
                </text:list-item>
              </text:list>
            </text:list-item>
          </text:list>
        </text:list-item>
      </text:list>
      <text:list xml:id="list859024115530908841" text:style-name="L2">
        <text:list-item>
          <text:list>
            <text:list-item>
              <text:list>
                <text:list-item>
                  <text:list>
                    <text:list-item>
                      <text:p text:style-name="P13"><text:span text:style-name="T4">Квантовая теория </text:span><text:span text:style-name="T5">позволяет описать эффект Рамзауэра, в отличии от классической;</text:span></text:p>
                    </text:list-item>
                    <text:list-item>
                      <text:p text:style-name="P13"><text:span text:style-name="T5">Рассчет размера атома дает близкое к ожидаемому значение, если принять радиус атома ксенона 1,08 ангстрем (90% вероятности обнаружить электрон оболочки).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8T12:50:22.21</meta:creation-date>
    <dc:date>2015-11-27T11:08:48.65</dc:date>
    <dc:creator>Егор Клёнин</dc:creator>
    <meta:editing-duration>PT8H20M55S</meta:editing-duration>
    <meta:editing-cycles>36</meta:editing-cycles>
    <meta:generator>OpenOffice/4.1.1$Win32 OpenOffice.org_project/411m6$Build-9775</meta:generator>
    <meta:document-statistic meta:table-count="0" meta:image-count="0" meta:object-count="4" meta:page-count="1" meta:paragraph-count="10" meta:word-count="92" meta:character-count="7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aadcbe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border-left="0.035cm solid #000000" fo:border-right="0.002cm solid #000000" fo:border-top="0.002cm solid #000000" style:vertical-align="middle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8" style:family="table-cell" style:parent-style-name="Default" style:data-style-name="N2">
      <style:table-cell-properties fo:border-bottom="0.002cm solid #000000" fo:background-color="#aadcbe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35cm solid #000000" fo:border-top="0.002cm solid #000000" style:vertical-align="middle"/>
      <style:paragraph-properties fo:text-align="center" fo:margin-left="0cm"/>
      <style:text-properties style:use-window-font-color="true"/>
    </style:style>
    <style:style style:name="ce10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aadcbe" style:text-align-source="fix" style:repeat-content="false" fo:border-left="0.035cm solid #000000" fo:border-right="0.035cm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35cm solid #000000" fo:border-right="0.035cm solid #000000" fo:border-top="none" style:vertical-align="middle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1" table:default-cell-style-name="ce7"/>
        <table:table-column table:style-name="co1" table:default-cell-style-name="ce12"/>
        <table:table-row table:style-name="ro1">
          <table:table-cell table:style-name="ce1" office:value-type="string">
            <text:p>U, В</text:p>
          </table:table-cell>
          <table:table-cell table:style-name="ce6" office:value-type="string">
            <text:p>I, мкА</text:p>
          </table:table-cell>
          <table:table-cell table:style-name="ce11" office:value-type="string">
            <text:p>I, дел</text:p>
          </table:table-cell>
        </table:table-row>
        <table:table-row table:style-name="ro1">
          <table:table-cell office:value-type="float" office:value="0.018">
            <text:p>0,018</text:p>
          </table:table-cell>
          <table:table-cell table:formula="of:=[.C2]*7.5/150" office:value-type="float" office:value="2.05">
            <text:p>2,0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0.194">
            <text:p>0,194</text:p>
          </table:table-cell>
          <table:table-cell table:formula="of:=[.C3]*7.5/150" office:value-type="float" office:value="2.5">
            <text:p>2,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0.394">
            <text:p>0,394</text:p>
          </table:table-cell>
          <table:table-cell table:formula="of:=[.C4]*7.5/150" office:value-type="float" office:value="2.75">
            <text:p>2,7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style-name="ce3" office:value-type="float" office:value="0.797">
            <text:p>0,797</text:p>
          </table:table-cell>
          <table:table-cell table:style-name="ce8" table:formula="of:=[.C5]*7.5/150" office:value-type="float" office:value="2.9">
            <text:p>2,90</text:p>
          </table:table-cell>
          <table:table-cell table:style-name="ce13" office:value-type="float" office:value="58">
            <text:p>5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C6]*7.5/150" office:value-type="float" office:value="2.75">
            <text:p>2,7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.225">
            <text:p>1,225</text:p>
          </table:table-cell>
          <table:table-cell table:formula="of:=[.C7]*7.5/150" office:value-type="float" office:value="2.6">
            <text:p>2,6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.413">
            <text:p>1,413</text:p>
          </table:table-cell>
          <table:table-cell table:formula="of:=[.C8]*7.5/150" office:value-type="float" office:value="2.45">
            <text:p>2,4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.595">
            <text:p>1,595</text:p>
          </table:table-cell>
          <table:table-cell table:formula="of:=[.C9]*7.5/150" office:value-type="float" office:value="2.3">
            <text:p>2,3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.761">
            <text:p>1,761</text:p>
          </table:table-cell>
          <table:table-cell table:formula="of:=[.C10]*7.5/150" office:value-type="float" office:value="2.15">
            <text:p>2,1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.031">
            <text:p>2,031</text:p>
          </table:table-cell>
          <table:table-cell table:formula="of:=[.C11]*7.5/150" office:value-type="float" office:value="1.95">
            <text:p>1,9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.261">
            <text:p>2,261</text:p>
          </table:table-cell>
          <table:table-cell table:formula="of:=[.C12]*7.5/150" office:value-type="float" office:value="1.8">
            <text:p>1,8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.41">
            <text:p>2,41</text:p>
          </table:table-cell>
          <table:table-cell table:formula="of:=[.C13]*7.5/150" office:value-type="float" office:value="1.75">
            <text:p>1,7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.58">
            <text:p>2,58</text:p>
          </table:table-cell>
          <table:table-cell table:formula="of:=[.C14]*7.5/150" office:value-type="float" office:value="1.65">
            <text:p>1,6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.807">
            <text:p>2,807</text:p>
          </table:table-cell>
          <table:table-cell table:formula="of:=[.C15]*7.5/150" office:value-type="float" office:value="1.6">
            <text:p>1,6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.052">
            <text:p>3,052</text:p>
          </table:table-cell>
          <table:table-cell table:formula="of:=[.C16]*7.5/150" office:value-type="float" office:value="1.5">
            <text:p>1,5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.259">
            <text:p>3,259</text:p>
          </table:table-cell>
          <table:table-cell table:formula="of:=[.C17]*7.5/150" office:value-type="float" office:value="1.45">
            <text:p>1,4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.435">
            <text:p>3,435</text:p>
          </table:table-cell>
          <table:table-cell table:formula="of:=[.C18]*7.5/150" office:value-type="float" office:value="1.4">
            <text:p>1,4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.586">
            <text:p>3,586</text:p>
          </table:table-cell>
          <table:table-cell table:formula="of:=[.C19]*7.5/150" office:value-type="float" office:value="1.4">
            <text:p>1,4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.779">
            <text:p>3,779</text:p>
          </table:table-cell>
          <table:table-cell table:formula="of:=[.C20]*7.5/150" office:value-type="float" office:value="1.35">
            <text:p>1,3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.063">
            <text:p>4,063</text:p>
          </table:table-cell>
          <table:table-cell table:formula="of:=[.C21]*7.5/150" office:value-type="float" office:value="1.3">
            <text:p>1,3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.268">
            <text:p>4,268</text:p>
          </table:table-cell>
          <table:table-cell table:formula="of:=[.C22]*7.5/150" office:value-type="float" office:value="1.3">
            <text:p>1,3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style-name="ce3" office:value-type="float" office:value="4.406">
            <text:p>4,406</text:p>
          </table:table-cell>
          <table:table-cell table:style-name="ce8" table:formula="of:=[.C23]*7.5/150" office:value-type="float" office:value="1.3">
            <text:p>1,30</text:p>
          </table:table-cell>
          <table:table-cell table:style-name="ce13" office:value-type="float" office:value="26">
            <text:p>26</text:p>
          </table:table-cell>
        </table:table-row>
        <table:table-row table:style-name="ro1">
          <table:table-cell office:value-type="float" office:value="4.584">
            <text:p>4,584</text:p>
          </table:table-cell>
          <table:table-cell table:formula="of:=[.C24]*7.5/150" office:value-type="float" office:value="1.3">
            <text:p>1,3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.856">
            <text:p>4,856</text:p>
          </table:table-cell>
          <table:table-cell table:formula="of:=[.C25]*7.5/150" office:value-type="float" office:value="1.3">
            <text:p>1,3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.048">
            <text:p>5,048</text:p>
          </table:table-cell>
          <table:table-cell table:formula="of:=[.C26]*7.5/150" office:value-type="float" office:value="1.35">
            <text:p>1,3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.256">
            <text:p>5,256</text:p>
          </table:table-cell>
          <table:table-cell table:formula="of:=[.C27]*7.5/150" office:value-type="float" office:value="1.35">
            <text:p>1,3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.445">
            <text:p>5,445</text:p>
          </table:table-cell>
          <table:table-cell table:formula="of:=[.C28]*7.5/150" office:value-type="float" office:value="1.35">
            <text:p>1,3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.628">
            <text:p>5,628</text:p>
          </table:table-cell>
          <table:table-cell table:formula="of:=[.C29]*7.5/150" office:value-type="float" office:value="1.4">
            <text:p>1,4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.808">
            <text:p>5,808</text:p>
          </table:table-cell>
          <table:table-cell table:formula="of:=[.C30]*7.5/150" office:value-type="float" office:value="1.4">
            <text:p>1,4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.092">
            <text:p>6,092</text:p>
          </table:table-cell>
          <table:table-cell table:formula="of:=[.C31]*7.5/150" office:value-type="float" office:value="1.45">
            <text:p>1,4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.239">
            <text:p>6,239</text:p>
          </table:table-cell>
          <table:table-cell table:formula="of:=[.C32]*7.5/150" office:value-type="float" office:value="1.5">
            <text:p>1,5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.48">
            <text:p>6,48</text:p>
          </table:table-cell>
          <table:table-cell table:formula="of:=[.C33]*7.5/150" office:value-type="float" office:value="1.55">
            <text:p>1,5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.83">
            <text:p>6,83</text:p>
          </table:table-cell>
          <table:table-cell table:formula="of:=[.C34]*7.5/150" office:value-type="float" office:value="1.65">
            <text:p>1,6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6.937">
            <text:p>6,937</text:p>
          </table:table-cell>
          <table:table-cell table:formula="of:=[.C35]*7.5/150" office:value-type="float" office:value="1.65">
            <text:p>1,6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7.219">
            <text:p>7,219</text:p>
          </table:table-cell>
          <table:table-cell table:formula="of:=[.C36]*7.5/150" office:value-type="float" office:value="1.75">
            <text:p>1,7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.481">
            <text:p>7,481</text:p>
          </table:table-cell>
          <table:table-cell table:formula="of:=[.C37]*7.5/150" office:value-type="float" office:value="1.85">
            <text:p>1,8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.546">
            <text:p>7,546</text:p>
          </table:table-cell>
          <table:table-cell table:formula="of:=[.C38]*7.5/150" office:value-type="float" office:value="1.85">
            <text:p>1,8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.886">
            <text:p>7,886</text:p>
          </table:table-cell>
          <table:table-cell table:formula="of:=[.C39]*7.5/150" office:value-type="float" office:value="2.05">
            <text:p>2,0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8.086">
            <text:p>8,086</text:p>
          </table:table-cell>
          <table:table-cell table:formula="of:=[.C40]*7.5/150" office:value-type="float" office:value="2.15">
            <text:p>2,1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.195">
            <text:p>8,195</text:p>
          </table:table-cell>
          <table:table-cell table:formula="of:=[.C41]*7.5/150" office:value-type="float" office:value="2.2">
            <text:p>2,2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.408">
            <text:p>8,408</text:p>
          </table:table-cell>
          <table:table-cell table:formula="of:=[.C42]*7.5/150" office:value-type="float" office:value="2.35">
            <text:p>2,3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8.637">
            <text:p>8,637</text:p>
          </table:table-cell>
          <table:table-cell table:formula="of:=[.C43]*7.5/150" office:value-type="float" office:value="2.55">
            <text:p>2,5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style-name="ce4" office:value-type="float" office:value="8.808">
            <text:p>8,808</text:p>
          </table:table-cell>
          <table:table-cell table:style-name="ce9" table:formula="of:=[.C44]*7.5/150" office:value-type="float" office:value="2.65">
            <text:p>2,65</text:p>
          </table:table-cell>
          <table:table-cell table:style-name="ce14" office:value-type="float" office:value="53">
            <text:p>53</text:p>
          </table:table-cell>
        </table:table-row>
        <table:table-row table:style-name="ro1">
          <table:table-cell table:style-name="ce3" office:value-type="float" office:value="9.104">
            <text:p>9,104</text:p>
          </table:table-cell>
          <table:table-cell table:style-name="ce8" table:formula="of:=[.C45]*7.5/150" office:value-type="float" office:value="3">
            <text:p>3,00</text:p>
          </table:table-cell>
          <table:table-cell table:style-name="ce13" office:value-type="float" office:value="60">
            <text:p>60</text:p>
          </table:table-cell>
        </table:table-row>
        <table:table-row table:style-name="ro1">
          <table:table-cell office:value-type="float" office:value="9.26">
            <text:p>9,26</text:p>
          </table:table-cell>
          <table:table-cell table:formula="of:=[.C46]*7.5/150" office:value-type="float" office:value="3.2">
            <text:p>3,2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.418">
            <text:p>9,418</text:p>
          </table:table-cell>
          <table:table-cell table:formula="of:=[.C47]*7.5/150" office:value-type="float" office:value="3.4">
            <text:p>3,4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.615">
            <text:p>9,615</text:p>
          </table:table-cell>
          <table:table-cell table:formula="of:=[.C48]*7.5/150" office:value-type="float" office:value="3.75">
            <text:p>3,7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.765">
            <text:p>9,765</text:p>
          </table:table-cell>
          <table:table-cell table:formula="of:=[.C49]*7.5/150" office:value-type="float" office:value="4.1">
            <text:p>4,1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0.042">
            <text:p>10,042</text:p>
          </table:table-cell>
          <table:table-cell table:formula="of:=[.C50]*7.5/150" office:value-type="float" office:value="4.75">
            <text:p>4,75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0.263">
            <text:p>10,263</text:p>
          </table:table-cell>
          <table:table-cell table:formula="of:=[.C51]*7.5/150" office:value-type="float" office:value="5.5">
            <text:p>5,5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table:style-name="ce5" office:value-type="float" office:value="10.547">
            <text:p>10,547</text:p>
          </table:table-cell>
          <table:table-cell table:style-name="ce10" table:formula="of:=[.C52]*7.5/150" office:value-type="float" office:value="6.5">
            <text:p>6,50</text:p>
          </table:table-cell>
          <table:table-cell table:style-name="ce15" office:value-type="float" office:value="130">
            <text:p>13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27.11.2015</text:date>, <text:time>01:06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93cm"/>
    </style:style>
    <style:style style:name="co3" style:family="table-column">
      <style:table-column-properties fo:break-before="auto" style:column-width="1.74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 style:data-style-name="N109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 style:data-style-name="N109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09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 style:data-style-name="N109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 style:data-style-name="N109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 style:data-style-name="N109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number-columns-repeated="2" table:default-cell-style-name="ce5"/>
        <table:table-column table:style-name="co1" table:default-cell-style-name="ce7"/>
        <table:table-row table:style-name="ro1">
          <table:table-cell table:number-columns-repeated="5"/>
          <table:table-cell table:style-name="ce1" office:value-type="string">
            <text:p><text:span text:style-name="T1">E</text:span><text:span text:style-name="T2">0 </text:span>, эB</text:p>
          </table:table-cell>
          <table:table-cell table:style-name="ce4" office:value-type="string">
            <text:p>Е<text:span text:style-name="T2">1 </text:span>, эB</text:p>
          </table:table-cell>
          <table:table-cell table:style-name="ce4" office:value-type="string">
            <text:p>Е<text:span text:style-name="T2">i </text:span>, B</text:p>
          </table:table-cell>
          <table:table-cell office:value-type="string">
            <text:p>U<text:span text:style-name="T2">0</text:span>, эВ</text:p>
          </table:table-cell>
        </table:table-row>
        <table:table-row table:style-name="ro2">
          <table:table-cell table:number-columns-repeated="4"/>
          <table:table-cell office:value-type="string">
            <text:p>Из осцилограмм</text:p>
          </table:table-cell>
          <table:table-cell office:value-type="float" office:value="1.12">
            <text:p>1,120</text:p>
          </table:table-cell>
          <table:table-cell office:value-type="float" office:value="4.68">
            <text:p>4,680</text:p>
          </table:table-cell>
          <table:table-cell office:value-type="float" office:value="10.48">
            <text:p>10,480</text:p>
          </table:table-cell>
          <table:table-cell table:style-name="ce8" table:formula="of:=0.8*[.G4]-1.8*[.F4]" office:value-type="float" office:value="1.9091" table:number-columns-spanned="1" table:number-rows-spanned="3">
            <text:p>1,909</text:p>
          </table:table-cell>
        </table:table-row>
        <table:table-row table:style-name="ro2">
          <table:table-cell table:number-columns-repeated="4"/>
          <table:table-cell office:value-type="string">
            <text:p>Из ВАХ</text:p>
          </table:table-cell>
          <table:table-cell office:value-type="float" office:value="0.797">
            <text:p>0,797</text:p>
          </table:table-cell>
          <table:table-cell office:value-type="float" office:value="4.406">
            <text:p>4,406</text:p>
          </table:table-cell>
          <table:table-cell office:value-type="float" office:value="9.104">
            <text:p>9,104</text:p>
          </table:table-cell>
          <table:covered-table-cell table:style-name="ce9"/>
        </table:table-row>
        <table:table-row table:style-name="ro2">
          <table:table-cell table:number-columns-repeated="4"/>
          <table:table-cell office:value-type="string">
            <text:p>Среднее</text:p>
          </table:table-cell>
          <table:table-cell table:style-name="ce3" table:formula="of:=AVERAGE([.F2:.F3])" office:value-type="float" office:value="0.9585">
            <text:p>0,959</text:p>
          </table:table-cell>
          <table:table-cell table:style-name="ce6" table:formula="of:=AVERAGE([.G2:.G3])" office:value-type="float" office:value="4.543">
            <text:p>4,543</text:p>
          </table:table-cell>
          <table:table-cell table:style-name="ce6" table:formula="of:=AVERAGE([.H2:.H3])" office:value-type="float" office:value="9.792">
            <text:p>9,792</text:p>
          </table:table-cell>
          <table:covered-table-cell table:style-name="ce8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27.11.2015</text:date>, <text:time>01:06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circle" chart:symbol-width="0.05cm" chart:symbol-height="0.05cm" chart:link-data-style-to-source="fals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36cm" svg:height="8.305cm" xlink:href="." xlink:type="simple" chart:class="chart:scatter" chart:style-name="ch1">
        <chart:title svg:x="2.821cm" svg:y="0.302cm" chart:style-name="ch2">
          <text:p>ВАХ тиратрона </text:p>
        </chart:title>
        <chart:plot-area chart:style-name="ch3" chart:data-source-has-labels="both" svg:x="1.127cm" svg:y="1.576cm" svg:width="7.543cm" svg:height="6.222cm">
          <chartooo:coordinate-region svg:x="1.563cm" svg:y="1.788cm" svg:width="6.92cm" svg:height="5.337cm"/>
          <chart:axis chart:dimension="x" chart:name="primary-x" chart:style-name="ch4" chartooo:axis-type="auto">
            <chart:title svg:x="7.761cm" svg:y="6.544cm" chart:style-name="ch5">
              <text:p>U, B</text:p>
            </chart:title>
            <chart:categories table:cell-range-address="local-table.$A$2:.$A$51"/>
            <chart:grid chart:style-name="ch6" chart:class="major"/>
          </chart:axis>
          <chart:axis chart:dimension="y" chart:name="primary-y" chart:style-name="ch4">
            <chart:title svg:x="1.568cm" svg:y="1.205cm" chart:style-name="ch5">
              <text:p>I, мка</text:p>
            </chart:title>
            <chart:grid chart:style-name="ch6" chart:class="major"/>
          </chart:axis>
          <chart:series chart:style-name="ch7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">
                <text:p>0.018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4">
                <text:p>0.1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4">
                <text:p>0.39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7">
                <text:p>0.79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25">
                <text:p>1.22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13">
                <text:p>1.41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95">
                <text:p>1.59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61">
                <text:p>1.76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1">
                <text:p>2.03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61">
                <text:p>2.26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1">
                <text:p>2.4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8">
                <text:p>2.5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07">
                <text:p>2.80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52">
                <text:p>3.05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59">
                <text:p>3.25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35">
                <text:p>3.4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86">
                <text:p>3.58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79">
                <text:p>3.77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63">
                <text:p>4.0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68">
                <text:p>4.26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06">
                <text:p>4.40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84">
                <text:p>4.58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56">
                <text:p>4.85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048">
                <text:p>5.04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56">
                <text:p>5.25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45">
                <text:p>5.44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28">
                <text:p>5.62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08">
                <text:p>5.80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092">
                <text:p>6.09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39">
                <text:p>6.23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8">
                <text:p>6.4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83">
                <text:p>6.8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37">
                <text:p>6.93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19">
                <text:p>7.21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481">
                <text:p>7.48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46">
                <text:p>7.54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886">
                <text:p>7.886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086">
                <text:p>8.08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195">
                <text:p>8.1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408">
                <text:p>8.408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637">
                <text:p>8.63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808">
                <text:p>8.808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104">
                <text:p>9.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26">
                <text:p>9.2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418">
                <text:p>9.41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615">
                <text:p>9.61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765">
                <text:p>9.76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042">
                <text:p>10.04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263">
                <text:p>10.263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math xmlns="http://www.w3.org/1998/Math/MathML">
  <semantics>
    <mrow>
      <mi>a</mi>
      <mrow>
        <mi/>
        <mo stretchy="false">=</mo>
        <mi/>
      </mrow>
      <mfrac>
        <mi>h</mi>
        <mrow>
          <mn>4</mn>
          <msqrt>
            <mrow>
              <mn>2m</mn>
              <mrow>
                <mo stretchy="false">(</mo>
                <mrow>
                  <mrow>
                    <msub>
                      <mi>U</mi>
                      <mn>0</mn>
                    </msub>
                    <mo stretchy="false">+</mo>
                    <msub>
                      <mi>E</mi>
                      <mn>0</mn>
                    </msub>
                  </mrow>
                </mrow>
                <mo stretchy="false">)</mo>
              </mrow>
            </mrow>
          </msqrt>
        </mrow>
      </mfrac>
      <mrow>
        <mi/>
        <mo stretchy="false">=</mo>
        <mi/>
      </mrow>
      <mn>1,82</mn>
      <mrow>
        <mo stretchy="false">(</mo>
        <mrow>
          <mover>
            <mi>A</mi>
            <mrow>
              <mi/>
              <mi>o</mi>
            </mrow>
          </mover>
        </mrow>
        <mo stretchy="false">)</mo>
      </mrow>
    </mrow>
    <annotation encoding="StarMath 5.0">a `=` h over {4 sqrt{2m(U_0+E_0)}} `=` 1,82 (A csup {~~o} )</annotation>
  </semantics>
</math>
</file>